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20000000204C968E18.gif"/>
  <manifest:file-entry manifest:media-type="image/gif" manifest:full-path="Pictures/1000020000000020000000200F613C3C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fill-color="#ffffff" fo:min-height="0.35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ld-notes">
      <style:graphic-properties draw:fill-color="#ffffff" fo:min-height="11.179cm"/>
    </style:style>
    <style:style style:name="pr2" style:family="presentation" style:parent-style-name="old-title">
      <style:graphic-properties draw:fill-color="#ffffff" draw:auto-grow-height="true" fo:min-height="1.713cm"/>
    </style:style>
    <style:style style:name="pr3" style:family="presentation" style:parent-style-name="old-outline1">
      <style:graphic-properties draw:fill-color="#ffffff" draw:auto-grow-height="true" fo:min-height="12.935cm"/>
    </style:style>
    <style:style style:name="pr4" style:family="presentation" style:parent-style-name="old-subtitle">
      <style:graphic-properties draw:fill-color="#ffffff" draw:auto-grow-height="true" fo:min-height="12.935cm"/>
    </style:style>
    <style:style style:name="P1" style:family="paragraph">
      <style:paragraph-properties fo:margin-left="0cm" fo:margin-right="0cm" fo:line-height="130%" fo:text-align="center" fo:text-indent="0cm"/>
    </style:style>
    <style:style style:name="P2" style:family="paragraph">
      <style:paragraph-properties fo:margin-left="0cm" fo:margin-right="0cm" fo:line-height="130%" fo:text-align="center" fo:text-indent="0cm"/>
      <style:text-properties fo:font-family="'Bitstream Vera Sans'" style:font-family-generic="swiss" style:font-pitch="variable" fo:font-size="60pt" fo:font-weight="normal"/>
    </style:style>
    <style:style style:name="P3" style:family="paragraph">
      <style:paragraph-properties fo:margin-left="2.032cm" fo:margin-right="0cm" fo:text-align="center" fo:text-indent="-2.007cm"/>
    </style:style>
    <style:style style:name="P4" style:family="paragraph">
      <style:paragraph-properties fo:margin-left="0cm" fo:margin-right="0cm" fo:text-align="center" text:enable-numbering="false" fo:text-indent="0cm"/>
    </style:style>
    <style:style style:name="P5" style:family="paragraph">
      <style:paragraph-properties fo:margin-left="2.032cm" fo:margin-right="0cm" fo:text-align="center" fo:text-indent="-2.007cm"/>
      <style:text-properties fo:font-family="'Nimbus Sans L'" style:font-family-generic="swiss" style:font-pitch="variable" fo:font-size="16pt"/>
    </style:style>
    <style:style style:name="P6" style:family="paragraph">
      <style:paragraph-properties fo:margin-left="0cm" fo:margin-right="0cm" fo:margin-top="0.42cm" fo:margin-bottom="0.35cm" fo:text-align="center" fo:text-indent="0cm"/>
    </style:style>
    <style:style style:name="P7" style:family="paragraph">
      <style:paragraph-properties fo:margin-left="0cm" fo:margin-right="0cm" fo:margin-top="0.42cm" fo:margin-bottom="0.35cm" fo:text-indent="0cm"/>
      <style:text-properties fo:font-family="'Nimbus Roman No9 L'" style:font-family-generic="roman" style:font-pitch="variable"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1.2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48pt" style:font-size-asian="48pt"/>
    </style:style>
    <style:style style:name="P13" style:family="paragraph">
      <style:paragraph-properties fo:margin-left="2.063cm" fo:margin-right="0cm" fo:text-indent="-0.793cm"/>
    </style:style>
    <style:style style:name="T1" style:family="text">
      <style:text-properties fo:color="#33a3a3" fo:font-size="60pt" fo:text-shadow="none" fo:font-weight="normal"/>
    </style:style>
    <style:style style:name="T2" style:family="text">
      <style:text-properties fo:color="#2323dc" fo:font-size="60pt" fo:text-shadow="none" fo:font-weight="normal"/>
    </style:style>
    <style:style style:name="T3" style:family="text">
      <style:text-properties style:use-window-font-color="true" fo:font-family="'Nimbus Sans L'" style:font-family-generic="swiss" style:font-pitch="variable" fo:font-size="30pt" fo:font-style="normal"/>
    </style:style>
    <style:style style:name="T4" style:family="text">
      <style:text-properties style:use-window-font-color="true" fo:font-family="'Nimbus Sans L'" style:font-family-generic="swiss" style:font-pitch="variable" fo:font-size="20pt" fo:font-style="normal"/>
    </style:style>
    <style:style style:name="T5" style:family="text">
      <style:text-properties fo:font-family="'Nimbus Sans L'" style:font-family-generic="swiss" style:font-pitch="variable" fo:font-size="24pt" style:text-underline-style="none" fo:font-weight="normal"/>
    </style:style>
    <style:style style:name="T6" style:family="text">
      <style:text-properties fo:font-family="'Nimbus Roman No9 L'" style:font-family-generic="roman" style:font-pitch="variable" fo:font-size="16pt"/>
    </style:style>
    <style:style style:name="T7" style:family="text">
      <style:text-properties fo:font-size="48pt" style:font-size-asian="48pt"/>
    </style:style>
    <style:style style:name="T8" style:family="text">
      <style:text-properties style:text-position="super 58%" fo:font-size="28pt" style:font-size-asian="28pt" style:font-size-complex="3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space-before="0.025cm" text:min-label-width="2.00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025cm" text:min-label-width="2.00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old">
        <office:forms form:automatic-focus="false" form:apply-design-mode="true"/>
        <draw:frame draw:style-name="gr1" draw:text-style-name="P2" draw:layer="layout" svg:width="18.97cm" svg:height="2.368cm" svg:x="3.318cm" svg:y="3.125cm">
          <draw:text-box>
            <text:p text:style-name="P1"><text:span text:style-name="T1">Intelli</text:span><text:span text:style-name="T2">PEDIA</text:span></text:p>
          </draw:text-box>
        </draw:frame>
        <draw:frame draw:style-name="gr2" draw:text-style-name="P5" draw:layer="layout" svg:width="12.71cm" svg:height="6.547cm" svg:x="6.184cm" svg:y="7.387cm">
          <draw:text-box>
            <text:p text:style-name="P3"><text:span text:style-name="T3">COSCUP 2006</text:span></text:p>
            <text:p text:style-name="P3"><text:span text:style-name="T3">Lightning Talk</text:span></text:p>
            <text:p text:style-name="P3"><text:span text:style-name="T4"/></text:p>
            <text:p text:style-name="P3"><text:span text:style-name="T4">2006/10/28</text:span></text:p>
            <text:p text:style-name="P4"><text:span text:style-name="T5">Ping Yeh</text:span></text:p>
          </draw:text-box>
        </draw:frame>
        <draw:frame draw:style-name="gr3" draw:text-style-name="P7" draw:layer="layout" svg:width="21.256cm" svg:height="1.034cm" svg:x="2.072cm" svg:y="17.603cm">
          <draw:text-box>
            <text:p text:style-name="P6"><text:span text:style-name="T6">Released under </text:span><text:span text:style-name="T6"><text:a xlink:href="http://creativecommons.org/licenses/by-sa/2.5/">CreativeCommons Attribution-ShareAlike</text:a></text:span><text:span text:style-name="T6"> license</text:span></text:p>
          </draw:text-box>
        </draw:frame>
        <draw:frame draw:style-name="gr4" draw:text-style-name="P8" draw:layer="layout" svg:width="0.846cm" svg:height="0.846cm" svg:x="21cm" svg:y="17.7cm">
          <draw:image xlink:href="Pictures/1000020000000020000000204C968E18.gif" xlink:type="simple" xlink:show="embed" xlink:actuate="onLoad">
            <text:p text:style-name="P9"/>
          </draw:image>
        </draw:frame>
        <draw:frame draw:style-name="gr4" draw:text-style-name="P8" draw:layer="layout" svg:width="0.846cm" svg:height="0.846cm" svg:x="22cm" svg:y="17.7cm">
          <draw:image xlink:href="Pictures/1000020000000020000000200F613C3C.gif" xlink:type="simple" xlink:show="embed" xlink:actuate="onLoad">
            <text:p text:style-name="P9"/>
          </draw:image>
        </draw:frame>
        <presentation:notes draw:style-name="dp2">
          <draw:page-thumbnail draw:style-name="gr5" draw:layer="layout" svg:width="9.999cm" svg:height="9.999cm" svg:x="0cm" svg:y="0cm" draw:page-number="1" presentation:class="page"/>
          <draw:frame presentation:style-name="pr1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old" presentation:presentation-page-layout-name="AL1T1">
        <office:forms form:automatic-focus="false" form:apply-design-mode="true"/>
        <draw:frame presentation:style-name="pr2" draw:text-style-name="P9" draw:layer="layout" svg:width="23.5cm" svg:height="1.713cm" svg:x="0.999cm" svg:y="0.987cm" presentation:class="title" presentation:user-transformed="true">
          <draw:text-box>
            <text:p text:style-name="P9">IntelliTXT</text:p>
          </draw:text-box>
        </draw:frame>
        <draw:frame presentation:style-name="pr3" draw:text-style-name="P10" draw:layer="layout" svg:width="22.853cm" svg:height="12.935cm" svg:x="0.999cm" svg:y="3.999cm" presentation:class="outline">
          <draw:text-box>
            <text:list text:style-name="L4">
              <text:list-item>
                <text:p text:style-name="P10">2004出現</text:p>
              </text:list-item>
            </text:list>
            <text:list text:style-name="L4">
              <text:list-item>
                <text:p text:style-name="P10">把廣告逐出寶貴的畫面不動產</text:p>
              </text:list-item>
            </text:list>
            <text:list text:style-name="L4">
              <text:list-item>
                <text:p text:style-name="P10"><text:a xlink:href="http://www.tomshardware.com/2006/10/26/intel_woodcrest_and_amd_opteron_battle_head_to_head/">Tom's hardware</text:a>, <text:a xlink:href="http://www.vibrantmedia.com/advertisers/index.asp">Vibrant Media</text:a></text:p>
              </text:list-item>
            </text:list>
            <text:list text:style-name="L4">
              <text:list-item>
                <text:p text:style-name="P10">很好的廣告技術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" presentation:class="page"/>
          <draw:frame presentation:style-name="pr1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old" presentation:presentation-page-layout-name="AL2T0">
        <office:forms form:automatic-focus="false" form:apply-design-mode="true"/>
        <draw:frame presentation:style-name="pr2" draw:text-style-name="P9" draw:layer="layout" svg:width="23.5cm" svg:height="1.713cm" svg:x="0.999cm" svg:y="0.987cm" presentation:class="title" presentation:placeholder="true">
          <draw:text-box/>
        </draw:frame>
        <draw:frame presentation:style-name="pr4" draw:text-style-name="P12" draw:layer="layout" svg:width="22.853cm" svg:height="12.935cm" svg:x="0.999cm" svg:y="3.999cm" presentation:class="subtitle">
          <draw:text-box>
            <text:p text:style-name="P11"><text:span text:style-name="T7">幫誰廣告？</text:span></text:p>
          </draw:text-box>
        </draw:frame>
        <presentation:notes draw:style-name="dp2">
          <draw:page-thumbnail draw:style-name="gr5" draw:layer="layout" svg:width="9.999cm" svg:height="9.999cm" svg:x="0cm" svg:y="0cm" draw:page-number="3" presentation:class="page"/>
          <draw:frame presentation:style-name="pr1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old" presentation:presentation-page-layout-name="AL1T1">
        <office:forms form:automatic-focus="false" form:apply-design-mode="true"/>
        <draw:frame presentation:style-name="pr2" draw:text-style-name="P9" draw:layer="layout" svg:width="23.5cm" svg:height="1.713cm" svg:x="0.999cm" svg:y="0.987cm" presentation:class="title">
          <draw:text-box>
            <text:p text:style-name="P9">新聞中的釋義</text:p>
          </draw:text-box>
        </draw:frame>
        <draw:frame presentation:style-name="pr3" draw:text-style-name="P10" draw:layer="layout" svg:width="22.853cm" svg:height="12.935cm" svg:x="0.999cm" svg:y="3.999cm" presentation:class="outline">
          <draw:text-box>
            <text:list text:style-name="L4">
              <text:list-item>
                <text:p text:style-name="P10"><text:a xlink:href="http://times.hinet.net/news/20060419/infotech/f7b5bcb2d505.htm">名詞小百科</text:a></text:p>
              </text:list-item>
            </text:list>
            <text:list text:style-name="L4">
              <text:list-item>
                <text:list>
                  <text:list-item>
                    <text:p text:style-name="P13">單獨一頁 <text:s text:c="2"/>或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小方塊</text:p>
                  </text:list-item>
                </text:list>
              </text:list-item>
            </text:list>
            <text:list text:style-name="L4">
              <text:list-item>
                <text:p text:style-name="P10">畫面不動產問題仍然存在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4" presentation:class="page"/>
          <draw:frame presentation:style-name="pr1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old" presentation:presentation-page-layout-name="AL1T1">
        <office:forms form:automatic-focus="false" form:apply-design-mode="true"/>
        <draw:frame presentation:style-name="pr2" draw:text-style-name="P9" draw:layer="layout" svg:width="23.5cm" svg:height="1.713cm" svg:x="0.999cm" svg:y="0.987cm" presentation:class="title">
          <draw:text-box>
            <text:p text:style-name="P9">IntelliPEDIA</text:p>
          </draw:text-box>
        </draw:frame>
        <draw:frame presentation:style-name="pr3" draw:text-style-name="P10" draw:layer="layout" svg:width="22.853cm" svg:height="12.935cm" svg:x="0.999cm" svg:y="3.999cm" presentation:class="outline" presentation:user-transformed="true">
          <draw:text-box>
            <text:list text:style-name="L4">
              <text:list-item>
                <text:p text:style-name="P10">想法：將名詞解釋嵌在網頁中，mouse over就浮出便籤，mouse out就消失</text:p>
              </text:list-item>
            </text:list>
            <text:list text:style-name="L4">
              <text:list-item>
                <text:p text:style-name="P10">作法：</text:p>
              </text:list-item>
            </text:list>
            <text:list text:style-name="L4">
              <text:list-item>
                <text:list>
                  <text:list-item>
                    <text:p text:style-name="P13">以wiki page提供名詞解釋(a la wikipedi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以wiki macro擷取內容(ping's Intro.py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用javascript顯示便籤(gugod's Widget.Balloon.js + JSAN.js &amp; DOM.Event.js from openjsan.org)</text:p>
                  </text:list-item>
                </text:list>
              </text:list-item>
            </text:list>
            <text:list text:style-name="L4">
              <text:list-item>
                <text:p text:style-name="P10">Demo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5" presentation:class="page"/>
          <draw:frame presentation:style-name="pr1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old" presentation:presentation-page-layout-name="AL1T1">
        <office:forms form:automatic-focus="false" form:apply-design-mode="true"/>
        <draw:frame presentation:style-name="pr2" draw:text-style-name="P9" draw:layer="layout" svg:width="23.5cm" svg:height="1.713cm" svg:x="0.999cm" svg:y="0.987cm" presentation:class="title">
          <draw:text-box>
            <text:p text:style-name="P9">徒法不足以自行</text:p>
          </draw:text-box>
        </draw:frame>
        <draw:frame presentation:style-name="pr3" draw:text-style-name="P10" draw:layer="layout" svg:width="22.853cm" svg:height="12.935cm" svg:x="0.999cm" svg:y="3.999cm" presentation:class="outline">
          <draw:text-box>
            <text:list text:style-name="L4">
              <text:list-item>
                <text:p text:style-name="P10">需要夠多的名詞解釋wiki page才會有用</text:p>
              </text:list-item>
            </text:list>
            <text:list text:style-name="L4">
              <text:list-item>
                <text:list>
                  <text:list-item>
                    <text:p text:style-name="P13">網路的效用是 N<text:span text:style-name="T8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效法wikipedia，但focus on open source技術相關的詞</text:p>
                  </text:list-item>
                </text:list>
              </text:list-item>
            </text:list>
            <text:list text:style-name="L4">
              <text:list-item>
                <text:p text:style-name="P10">We need you!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6" presentation:class="page"/>
          <draw:frame presentation:style-name="pr1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4" draw:display-name="Gradient 14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92" draw:display-name="Hatch 9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Ming" style:font-pitch-asian="variable" style:font-size-asian="24pt" style:language-asian="zh" style:country-asian="TW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14" draw:fill-hatch-name="Hatch_20_92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ol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8a8a" style:text-outline="false" style:text-line-through-style="none" style:text-position="0% 100%" fo:font-family="'Bitstream Vera Sans'" style:font-style-name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44pt" style:font-style-asian="normal" style:font-weight-asian="normal" style:font-family-complex="新細明體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ol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o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l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family-complex="新細明體" style:font-family-generic-complex="roman" style:font-pitch-complex="variable" style:font-size-complex="24pt" style:font-relief="none"/>
    </style:style>
    <style:style style:name="ol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old-outline1" style:family="presentation">
      <style:graphic-properties draw:stroke="none" draw:fill="none">
        <text:list-style>
          <text:list-level-style-bullet text:level="1" text:bullet-char="●">
            <style:list-level-properties text:min-label-width="1.2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6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old-outline2" style:family="presentation" style:parent-style-name="old-outline1">
      <style:paragraph-properties fo:margin-left="2.063cm" fo:margin-right="0cm" fo:margin-top="0.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28pt" fo:font-style="normal" fo:text-shadow="none" style:text-underline-style="none" fo:font-weight="normal" style:font-family-asian="新細明體" style:font-family-generic-asian="roman" style:font-pitch-asian="variable" style:font-size-asian="28pt" style:font-family-complex="新細明體" style:font-family-generic-complex="roman" style:font-pitch-complex="variable" style:font-size-complex="32pt" style:font-relief="none"/>
    </style:style>
    <style:style style:name="old-outline3" style:family="presentation" style:parent-style-name="old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old-outline4" style:family="presentation" style:parent-style-name="old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old-outline5" style:family="presentation" style:parent-style-name="old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old-outline6" style:family="presentation" style:parent-style-name="old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old-outline7" style:family="presentation" style:parent-style-name="old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old-outline8" style:family="presentation" style:parent-style-name="old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old-outline9" style:family="presentation" style:parent-style-name="old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style-name="Roman" style:font-family-generic="swiss" style:font-pitch="variable" fo:font-size="16pt" fo:font-style="normal" fo:text-shadow="none" style:text-underline-style="none" fo:font-weight="normal" style:font-family-asian="新細明體" style:font-family-generic-asian="roman" style:font-pitch-asian="variable" style:font-size-asian="32pt" style:font-family-complex="新細明體" style:font-family-generic-complex="roman" style:font-pitch-complex="variable" style:font-size-complex="32pt" style:font-relief="none"/>
    </style:style>
    <style:style style:name="標準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Ming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Ming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Ming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Ming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7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13.0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2.011cm"/>
    </style:style>
    <style:style style:name="pr1" style:family="presentation" style:parent-style-name="old-title">
      <style:graphic-properties draw:fill-color="#ffffff" draw:auto-grow-height="false" fo:min-height="3.181cm"/>
    </style:style>
    <style:style style:name="pr2" style:family="presentation" style:parent-style-name="old-outline1" style:list-style-name="L3">
      <style:graphic-properties draw:fill-color="#ffffff" draw:auto-grow-height="false" fo:min-height="12.573cm"/>
    </style:style>
    <style:style style:name="pr3" style:family="presentation" style:parent-style-name="old-backgroundobjects">
      <style:graphic-properties draw:stroke="none" draw:fill="gradient" draw:fill-gradient-name="Linear_20_yellow_2f_brown" draw:textarea-horizontal-align="center" draw:textarea-vertical-align="middle"/>
    </style:style>
    <style:style style:name="pr4" style:family="presentation" style:parent-style-name="old-backgroundobjects">
      <style:graphic-properties draw:stroke="none" draw:fill="solid" draw:fill-color="#ffff66" draw:fill-gradient-name="Linear_20_yellow_2f_brown" draw:textarea-horizontal-align="center" draw:textarea-vertical-align="middle"/>
    </style:style>
    <style:style style:name="pr5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6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7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4.445cm" fo:margin-right="0cm" fo:text-indent="-0.635cm"/>
    </style:style>
    <style:style style:name="P9" style:family="paragraph">
      <style:paragraph-properties fo:margin-left="5.715cm" fo:margin-right="0cm" fo:text-indent="-0.635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0cm" fo:margin-right="0cm" fo:text-indent="0cm"/>
      <style:text-properties fo:color="#ffffff" fo:font-size="14pt"/>
    </style:style>
    <style:style style:name="P12" style:family="paragraph">
      <style:paragraph-properties fo:margin-left="0cm" fo:margin-right="0cm" fo:text-align="end" fo:text-indent="0cm"/>
      <style:text-properties fo:color="#000000" fo:font-family="'URW Gothic L'" style:font-family-generic="swiss" style:font-pitch="variable" fo:font-size="10pt" fo:text-shadow="none" fo:font-weight="normal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000000" fo:font-family="'URW Gothic L'" style:font-family-generic="swiss" style:font-pitch="variable" fo:font-size="10pt" fo:text-shadow="none" fo:font-weight="normal"/>
    </style:style>
    <style:style style:name="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URW Gothic L'" style:font-family-generic="swiss" style:font-pitch="variable" fo:font-size="14pt" fo:text-shadow="1pt 1pt" style:font-family-asian="Broadway" style:font-pitch-asian="variable" style:font-family-complex="Broadway" style:font-pitch-complex="variable"/>
    </style:style>
    <style:style style:name="T3" style:family="text">
      <style:text-properties fo:color="#000000" fo:font-family="'URW Gothic L'" style:font-family-generic="swiss" style:font-pitch="variable" fo:font-size="14pt" fo:text-shadow="1pt 1pt"/>
    </style:style>
    <style:style style:name="T4" style:family="text">
      <style:text-properties fo:color="#000000" fo:font-family="'URW Gothic L'" style:font-family-generic="swiss" style:font-pitch="variable" fo:font-size="10pt" fo:text-shadow="none" fo:font-weight="normal" style:font-family-asian="Broadway" style:font-pitch-asian="variable" style:font-family-complex="Broadway" style:font-pitch-complex="variable"/>
    </style:style>
    <style:style style:name="T5" style:family="text">
      <style:text-properties fo:color="#33a3a3" fo:font-family="'URW Gothic L'" style:font-family-generic="swiss" style:font-pitch="variable" fo:font-size="10pt" fo:text-shadow="none" fo:font-weight="normal" style:font-family-asian="Broadway" style:font-pitch-asian="variable" style:font-family-complex="Broadway" style:font-pitch-complex="variable"/>
    </style:style>
    <style:style style:name="T6" style:family="text">
      <style:text-properties fo:color="#2323dc" fo:font-family="'URW Gothic L'" style:font-family-generic="swiss" style:font-pitch="variable" fo:font-size="10pt" fo:text-shadow="none" fo:font-weight="normal" style:font-family-asian="Broadway" style:font-pitch-asian="variable" style:font-family-complex="Broadway" style:font-pitch-complex="variable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5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6.666cm" svg:height="4.443cm" svg:x="1.905cm" svg:y="3.62cm"/>
      <draw:page-thumbnail draw:layer="backgroundobjects" svg:width="6.666cm" svg:height="4.443cm" svg:x="10.477cm" svg:y="3.62cm"/>
      <draw:page-thumbnail draw:layer="backgroundobjects" svg:width="6.666cm" svg:height="4.443cm" svg:x="1.905cm" svg:y="10.478cm"/>
      <draw:page-thumbnail draw:layer="backgroundobjects" svg:width="6.666cm" svg:height="4.443cm" svg:x="10.477cm" svg:y="10.478cm"/>
      <draw:page-thumbnail draw:layer="backgroundobjects" svg:width="6.666cm" svg:height="4.443cm" svg:x="1.905cm" svg:y="17.336cm"/>
      <draw:page-thumbnail draw:layer="backgroundobjects" svg:width="6.666cm" svg:height="4.443cm" svg:x="10.477cm" svg:y="17.336cm"/>
    </style:handout-master>
    <style:master-page style:name="old" style:page-layout-name="PM1" draw:style-name="dp1">
      <draw:frame presentation:style-name="pr1" draw:text-style-name="P1" draw:layer="backgroundobjects" svg:width="23.5cm" svg:height="1.712cm" svg:x="0.999cm" svg:y="0.98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853cm" svg:height="12.934cm" svg:x="0.999cm" svg:y="3.999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1" draw:layer="backgroundobjects" svg:width="3.542cm" svg:height="0.983cm" svg:x="22.058cm" svg:y="17.967cm">
        <draw:text-box>
          <text:p text:style-name="P3"><text:span text:style-name="T2"><text:s/></text:span><text:span text:style-name="T2">P.</text:span><text:span text:style-name="T3"><text:page-number>&lt;number&gt;</text:page-number></text:span></text:p>
        </draw:text-box>
      </draw:frame>
      <draw:frame draw:style-name="gr4" draw:text-style-name="P12" draw:layer="backgroundobjects" svg:width="13.535cm" svg:height="0.804cm" svg:x="0.235cm" svg:y="18.146cm">
        <draw:text-box>
          <text:p text:style-name="P3"><text:span text:style-name="T4">Ping Yeh, </text:span><text:span text:style-name="T5">Intelli</text:span><text:span text:style-name="T6">PEDIA</text:span></text:p>
        </draw:text-box>
      </draw:frame>
      <draw:rect presentation:style-name="pr3" draw:text-style-name="P13" draw:layer="backgroundobjects" svg:width="23.343cm" svg:height="0.102cm" svg:x="0.462cm" svg:y="2.84cm">
        <text:p text:style-name="P1"/>
      </draw:rect>
      <draw:rect presentation:style-name="pr4" draw:text-style-name="P13" draw:layer="backgroundobjects" svg:width="23.343cm" svg:height="0.152cm" svg:x="0.361cm" svg:y="17.94cm">
        <text:p text:style-name="P1"/>
      </draw:rect>
      <draw:frame draw:style-name="gr5" draw:text-style-name="P15" draw:layer="backgroundobjects" svg:width="4.917cm" svg:height="0.804cm" svg:x="10.915cm" svg:y="18.15cm">
        <draw:text-box>
          <text:p text:style-name="P14"><text:span text:style-name="T4">COSCUP 2006, 2006/10/28</text:span></text:p>
        </draw:text-box>
      </draw:frame>
      <presentation:notes style:page-layout-name="PM2">
        <draw:page-thumbnail presentation:style-name="old-title" draw:layer="backgroundobjects" svg:width="9.999cm" svg:height="9.999cm" svg:x="0cm" svg:y="0cm" presentation:class="page"/>
        <draw:frame presentation:style-name="ol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標準" style:page-layout-name="PM1" draw:style-name="dp2">
      <draw:frame presentation:style-name="標準-title" draw:layer="backgroundobjects" svg:width="22.859cm" svg:height="3.18cm" svg:x="1.27cm" svg:y="0.759cm" presentation:class="title" presentation:placeholder="true">
        <draw:text-box/>
      </draw:fram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draw:frame presentation:style-name="pr5" draw:text-style-name="P2" draw:layer="backgroundobjects" svg:width="5.917cm" svg:height="1.314cm" svg:x="1.27cm" svg:y="17.354cm" presentation:class="date-time">
        <draw:text-box>
          <text:p text:style-name="P2"><text:span text:style-name="T1"><presentation:date-time/></text:span></text:p>
        </draw:text-box>
      </draw:frame>
      <draw:frame presentation:style-name="pr5" draw:text-style-name="P16" draw:layer="backgroundobjects" svg:width="8.051cm" svg:height="1.314cm" svg:x="8.686cm" svg:y="17.354cm" presentation:class="footer">
        <draw:text-box>
          <text:p text:style-name="P16"><text:span text:style-name="T1"><presentation:footer/></text:span></text:p>
        </draw:text-box>
      </draw:frame>
      <draw:frame presentation:style-name="pr5" draw:text-style-name="P4" draw:layer="backgroundobjects" svg:width="5.917cm" svg:height="1.314cm" svg:x="18.21cm" svg:y="17.354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標準-title" draw:layer="backgroundobjects" svg:width="13.476cm" svg:height="9.523cm" svg:x="2.786cm" svg:y="1.93cm" presentation:class="page"/>
        <draw:frame presentation:style-name="標準-notes" draw:layer="backgroundobjects" svg:width="15.239cm" svg:height="11.429cm" svg:x="1.904cm" svg:y="12.064cm" presentation:class="notes" presentation:placeholder="true">
          <draw:text-box/>
        </draw:frame>
        <draw:frame presentation:style-name="pr6" draw:text-style-name="P2" draw:layer="backgroundobjects" svg:width="8.267cm" svg:height="1.269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6" draw:text-style-name="P4" draw:layer="backgroundobjects" svg:width="8.267cm" svg:height="1.269cm" svg:x="10.78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7" draw:text-style-name="P2" draw:layer="backgroundobjects" svg:width="8.267cm" svg:height="1.269cm" svg:x="0cm" svg:y="24.13cm" presentation:class="footer">
          <draw:text-box>
            <text:p text:style-name="P2"><text:span text:style-name="T1"><presentation:footer/></text:span></text:p>
          </draw:text-box>
        </draw:frame>
        <draw:frame presentation:style-name="pr7" draw:text-style-name="P4" draw:layer="backgroundobjects" svg:width="8.267cm" svg:height="1.269cm" svg:x="10.782cm" svg:y="24.1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Study of the Extra Jet</dc:title>
    <meta:initial-creator>Thomas</meta:initial-creator>
    <meta:creation-date>2006-01-20T13:36:58</meta:creation-date>
    <dc:date>2006-11-08T01:16:35</dc:date>
    <meta:print-date>2006-01-26T21:06:01</meta:print-date>
    <dc:language>en-US</dc:language>
    <meta:editing-cycles>222</meta:editing-cycles>
    <meta:editing-duration>P5DT2H42M37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